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99cc" draw:textarea-horizontal-align="justify" draw:textarea-vertical-align="middle" draw:auto-grow-height="false" draw:shadow="visible" draw:shadow-offset-x="0.254cm" draw:shadow-offset-y="0.254cm" draw:shadow-opacity="70%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draw:shadow="visible" draw:shadow-offset-x="0.254cm" draw:shadow-offset-y="0.254cm" draw:shadow-opacity="70%"/>
    </style:style>
    <style:style style:name="gr3" style:family="graphic" style:parent-style-name="standard">
      <style:graphic-properties draw:stroke="dash" draw:stroke-dash="Fine_20_Dashed" svg:stroke-width="0.102cm" svg:stroke-color="#b84747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 draw:shadow-offset-x="0.254cm" draw:shadow-offset-y="0.254cm" draw:shadow-opacity="70%"/>
    </style:style>
    <style:style style:name="gr4" style:family="graphic" style:parent-style-name="standard">
      <style:graphic-properties draw:stroke="solid" draw:stroke-dash="Fine_20_Dashed" svg:stroke-width="0.152cm" svg:stroke-color="#008080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svg:stroke-width="0.152cm" svg:stroke-color="#008080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dash" draw:stroke-dash="Fine_20_Dashed" svg:stroke-width="0.102cm" svg:stroke-color="#b84747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 draw:shadow="hidden" draw:shadow-offset-x="0.254cm" draw:shadow-offset-y="0.254cm" draw:shadow-opacity="70%"/>
    </style:style>
    <style:style style:name="gr7" style:family="graphic" style:parent-style-name="standard">
      <style:graphic-properties draw:fill="solid" draw:fill-color="#9999cc" draw:textarea-horizontal-align="justify" draw:textarea-vertical-align="middle" draw:auto-grow-height="false" draw:shadow="hidden" draw:shadow-offset-x="0.254cm" draw:shadow-offset-y="0.254cm" draw:shadow-opacity="70%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 draw:shadow="hidden" draw:shadow-offset-x="0.254cm" draw:shadow-offset-y="0.254cm" draw:shadow-opacity="7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1.905cm" svg:x="7.985cm" svg:y="2.635cm">
          <text:p text:style-name="P1"><text:span text:style-name="T1">Diagramm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905cm" svg:x="7.985cm" svg:y="8.81cm">
          <text:p text:style-name="P1"><text:span text:style-name="T1">Tes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.905cm" svg:x="6.1cm" svg:y="12.62cm">
          <text:p text:style-name="P2"><text:span text:style-name="T1">Inde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1.905cm" svg:x="9.89cm" svg:y="12.62cm">
          <text:p text:style-name="P2"><text:span text:style-name="T1">Calcul de</text:span></text:p>
          <text:p text:style-name="P2"><text:span text:style-name="T1">dépendanc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45cm" svg:height="1.905cm" svg:x="15.605cm" svg:y="12.62cm">
          <text:p text:style-name="P2"><text:span text:style-name="T1">Restitu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.01cm" svg:y="8.82cm">
          <text:p text:style-name="P1"><text:span text:style-name="T1">Nettoyag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.01cm" svg:y="12.595cm">
          <text:p text:style-name="P1"><text:span text:style-name="T1">Parsing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525cm" svg:y1="10.715cm" svg:x2="10.525cm" svg:y2="11.35cm">
          <text:p/>
        </draw:line>
        <draw:line draw:style-name="gr4" draw:text-style-name="P1" draw:layer="layout" svg:x1="4.175cm" svg:y1="11.35cm" svg:x2="18.145cm" svg:y2="11.35cm">
          <text:p/>
        </draw:line>
        <draw:line draw:style-name="gr5" draw:text-style-name="P1" draw:layer="layout" svg:x1="18.073cm" svg:y1="11.35cm" svg:x2="18.073cm" svg:y2="12.62cm">
          <text:p/>
        </draw:line>
        <draw:line draw:style-name="gr5" draw:text-style-name="P1" draw:layer="layout" svg:x1="12.645cm" svg:y1="11.35cm" svg:x2="12.645cm" svg:y2="12.62cm">
          <text:p/>
        </draw:line>
        <draw:line draw:style-name="gr5" draw:text-style-name="P1" draw:layer="layout" svg:x1="7.645cm" svg:y1="11.35cm" svg:x2="7.645cm" svg:y2="12.62cm">
          <text:p/>
        </draw:line>
        <draw:line draw:style-name="gr5" draw:text-style-name="P1" draw:layer="layout" svg:x1="4.245cm" svg:y1="11.35cm" svg:x2="4.245cm" svg:y2="12.62cm">
          <text:p/>
        </draw:line>
        <draw:line draw:style-name="gr5" draw:text-style-name="P1" draw:layer="layout" svg:x1="7.545cm" svg:y1="14.55cm" svg:x2="7.545cm" svg:y2="15.82cm">
          <text:p/>
        </draw:line>
        <draw:line draw:style-name="gr5" draw:text-style-name="P1" draw:layer="layout" svg:x1="10.545cm" svg:y1="7.55cm" svg:x2="10.545cm" svg:y2="8.82cm">
          <text:p/>
        </draw:line>
        <draw:custom-shape draw:style-name="gr1" draw:text-style-name="P2" draw:layer="layout" svg:width="4.445cm" svg:height="1.905cm" svg:x="1cm" svg:y="15.829cm">
          <text:p text:style-name="P1"><text:span text:style-name="T1">Tes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54cm" svg:height="1.905cm" svg:x="6.101cm" svg:y="15.83cm">
          <text:p text:style-name="P2"><text:span text:style-name="T1">Tes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969cm" svg:height="1.905cm" svg:x="10.001cm" svg:y="15.83cm">
          <text:p text:style-name="P2"><text:span text:style-name="T1">Tes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45cm" svg:height="1.905cm" svg:x="15.601cm" svg:y="15.83cm">
          <text:p text:style-name="P2"><text:span text:style-name="T1">Tes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445cm" svg:y1="14.519cm" svg:x2="3.445cm" svg:y2="15.789cm">
          <text:p/>
        </draw:line>
        <draw:line draw:style-name="gr5" draw:text-style-name="P1" draw:layer="layout" svg:x1="10.245cm" svg:y1="18.75cm" svg:x2="10.245cm" svg:y2="20.02cm">
          <text:p/>
        </draw:line>
        <draw:line draw:style-name="gr5" draw:text-style-name="P1" draw:layer="layout" svg:x1="18.045cm" svg:y1="14.55cm" svg:x2="18.045cm" svg:y2="15.82cm">
          <text:p/>
        </draw:line>
        <draw:line draw:style-name="gr5" draw:text-style-name="P1" draw:layer="layout" svg:x1="2.905cm" svg:y1="10.746cm" svg:x2="2.905cm" svg:y2="12.62cm">
          <text:p/>
        </draw:line>
        <draw:line draw:style-name="gr4" draw:text-style-name="P1" draw:layer="layout" svg:x1="3.413cm" svg:y1="18.675cm" svg:x2="18.014cm" svg:y2="18.708cm">
          <text:p/>
        </draw:line>
        <draw:line draw:style-name="gr4" draw:text-style-name="P1" draw:layer="layout" svg:x1="3.413cm" svg:y1="18.75cm" svg:x2="3.413cm" svg:y2="17.7cm">
          <text:p/>
        </draw:line>
        <draw:line draw:style-name="gr4" draw:text-style-name="P1" draw:layer="layout" svg:x1="7.551cm" svg:y1="18.75cm" svg:x2="7.551cm" svg:y2="17.7cm">
          <text:p/>
        </draw:line>
        <draw:line draw:style-name="gr4" draw:text-style-name="P1" draw:layer="layout" svg:x1="12.551cm" svg:y1="18.75cm" svg:x2="12.551cm" svg:y2="17.7cm">
          <text:p/>
        </draw:line>
        <draw:line draw:style-name="gr4" draw:text-style-name="P1" draw:layer="layout" svg:x1="17.951cm" svg:y1="18.75cm" svg:x2="17.951cm" svg:y2="17.7cm">
          <text:p/>
        </draw:line>
        <draw:custom-shape draw:style-name="gr3" draw:text-style-name="P2" draw:layer="measurelines" svg:width="4.969cm" svg:height="1.905cm" svg:x="7.74cm" svg:y="20.031cm">
          <text:p text:style-name="P2"><text:span text:style-name="T1">Recet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measurelines" svg:width="5.08cm" svg:height="1.905cm" svg:x="7.985cm" svg:y="5.811cm">
          <text:p text:style-name="P1"><text:span text:style-name="T1">Classes de</text:span></text:p>
          <text:p text:style-name="P1"><text:span text:style-name="T1">bas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measurelines" svg:x1="10.545cm" svg:y1="4.551cm" svg:x2="10.545cm" svg:y2="5.821cm">
          <text:p/>
        </draw:line>
        <draw:line draw:style-name="gr5" draw:text-style-name="P1" draw:layer="measurelines" svg:x1="12.545cm" svg:y1="14.55cm" svg:x2="12.545cm" svg:y2="15.82cm">
          <text:p/>
        </draw:line>
        <draw:custom-shape draw:style-name="gr6" draw:text-style-name="P2" draw:layer="measurelines" svg:width="5.08cm" svg:height="1.905cm" svg:x="15.27cm" svg:y="6.455cm">
          <text:p text:style-name="P2">À attribu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measurelines" svg:width="5.08cm" svg:height="1.871cm" svg:x="15.27cm" svg:y="2.645cm">
          <text:p text:style-name="P1"><text:span text:style-name="T1">Emel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measurelines" svg:width="5.08cm" svg:height="1.905cm" svg:x="15.27cm" svg:y="4.51cm">
          <text:p text:style-name="P1"><text:span text:style-name="T1">Victo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27T18:31:18</meta:creation-date>
    <dc:date>2011-03-01T16:29:14</dc:date>
    <meta:editing-duration>PT02H31M51S</meta:editing-duration>
    <meta:editing-cycles>16</meta:editing-cycles>
    <meta:generator>OpenOffice.org/3.1$Linux OpenOffice.org_project/310m19$Build-9420</meta:generator>
    <meta:document-statistic meta:object-count="35"/>
  </office:meta>
</office:document-meta>
</file>